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398837598D0E08E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923cm, 3.595cm, 11.625cm, 2.90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86cm" svg:height="21.6cm" svg:x="1.092cm" svg:y="2.691cm">
          <draw:image xlink:href="Pictures/10000000000005E8000007E0398837598D0E08E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7T15:08:00.750343017</dc:date>
    <meta:editing-duration>PT3M31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